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12cm"/>
    </style:style>
    <style:style style:name="co3" style:family="table-column">
      <style:table-column-properties fo:break-before="auto" style:column-width="12.845cm"/>
    </style:style>
    <style:style style:name="ro1" style:family="table-row">
      <style:table-row-properties style:row-height="1.88cm" fo:break-before="auto" style:use-optimal-row-height="fals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2.258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Noto Sans Arabic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4pt" style:font-size-asian="14pt" style:font-size-complex="14pt"/>
    </style:style>
    <style:style style:name="ce5" style:family="table-cell" style:parent-style-name="Default">
      <style:table-cell-properties fo:background-color="#ffff38"/>
      <style:text-properties style:font-name="Liberation Sans" fo:font-size="14pt" style:font-size-asian="14pt" style:font-size-complex="14pt"/>
    </style:style>
    <style:style style:name="ce6" style:family="table-cell" style:parent-style-name="Default">
      <style:table-cell-properties fo:background-color="#ff3838" fo:wrap-option="wrap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38" fo:wrap-option="wrap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3838"/>
      <style:text-properties fo:font-size="14pt" style:font-size-asian="14pt" style:font-size-complex="14pt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pacman -S</text:p>
          </table:table-cell>
          <table:table-cell table:style-name="ce3" office:value-type="string" calcext:value-type="string">
            <text:p>xorg-xinit</text:p>
          </table:table-cell>
          <table:table-cell table:style-name="ce6" office:value-type="string" calcext:value-type="string">
            <text:p>запускает Xorg сервер и работает в качестве программы первого клиента на системах не использующих Экранный менеджер.</text:p>
          </table:table-cell>
          <table:table-cell table:style-name="ce9" table:number-columns-repeated="1021"/>
        </table:table-row>
        <table:table-row table:style-name="ro2">
          <table:table-cell/>
          <table:table-cell office:value-type="string" calcext:value-type="string">
            <text:p>libice-1.1.1-2</text:p>
          </table:table-cell>
          <table:table-cell office:value-type="string" calcext:value-type="string">
            <text:p>предоставляет основной интерфейс к библиотеке межклиентского обмена (ICE) X11, которая позволяет X-клиентам обмениваться данными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libsm-1.2.4-1</text:p>
          </table:table-cell>
          <table:table-cell table:style-name="ce8" office:value-type="string" calcext:value-type="string">
            <text:p>предоставляет основной интерфейс к механизму сеансов X11, который позволяет приложениям сохранять/восстанавливать собственное состояние между сеансами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ibx11-1.8.4-1</text:p>
          </table:table-cell>
          <table:table-cell office:value-type="string" calcext:value-type="string">
            <text:p>предоставляет клиентский интерфейс к X Window System, также называемый Xlib. Он предоставляет полное API для основных функций оконной системы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ibxau-1.0.11-2</text:p>
          </table:table-cell>
          <table:table-cell office:value-type="string" calcext:value-type="string">
            <text:p>библиотека, реализующая протокол авторизации X11. Используется для ограничения доступа клиентов к дисплею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ibxcb-1.15-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bxdmcp-1.1.4-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bxext-1.3.5-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bxmu-1.1.4-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bxt-1.3.0-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cb-proto-1.15.2-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org-xauth-1.1.2-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org-xmodmap-1.0.11-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org-xrdb-1.2.1-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orgproto-2022.2-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org-xinit-1.4.2-1</text:p>
          </table:table-cell>
          <table:table-cell table:number-columns-repeated="102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23:57:54.310346848</dc:date>
    <meta:editing-duration>PT21M58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